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893e" officeooo:paragraph-rsid="0006893e"/>
    </style:style>
    <style:style style:name="P2" style:family="paragraph" style:parent-style-name="Standard">
      <style:text-properties fo:language="en" fo:country="GB" officeooo:rsid="000768a3" officeooo:paragraph-rsid="0008a4a8"/>
    </style:style>
    <style:style style:name="P3" style:family="paragraph" style:parent-style-name="Standard">
      <style:text-properties fo:language="en" fo:country="GB" officeooo:rsid="0008a4a8" officeooo:paragraph-rsid="0008a4a8"/>
    </style:style>
    <style:style style:name="P4" style:family="paragraph" style:parent-style-name="Standard">
      <style:paragraph-properties fo:text-align="center" style:justify-single-word="false"/>
      <style:text-properties fo:language="en" fo:country="GB" officeooo:rsid="0008a4a8" officeooo:paragraph-rsid="0008a4a8"/>
    </style:style>
    <style:style style:name="P5" style:family="paragraph" style:parent-style-name="Standard">
      <style:paragraph-properties fo:text-align="start" style:justify-single-word="false"/>
      <style:text-properties fo:language="en" fo:country="GB" officeooo:rsid="0008a4a8" officeooo:paragraph-rsid="0008a4a8"/>
    </style:style>
    <style:style style:name="P6" style:family="paragraph" style:parent-style-name="Standard">
      <style:text-properties fo:font-weight="bold" officeooo:rsid="0004b7a2" officeooo:paragraph-rsid="0004b7a2" style:font-weight-asian="bold" style:font-weight-complex="bold"/>
    </style:style>
    <style:style style:name="T1" style:family="text">
      <style:text-properties officeooo:rsid="0008a4a8"/>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ace Condition</text:p>
      <text:p text:style-name="P1">A race condition takes place when multiple threads operate on shared data. In a scenario where the output depends on a sequence of events, this one can behave in an unexpected way.</text:p>
      <text:p text:style-name="P1"/>
      <text:p text:style-name="P2">From the perspective of the operative system the thread scheduler swaps between threads time to time, assigning the execution of a routine in an order that not necessary follows a sequential order, completely dependent on scheduling algorithm, <text:span text:style-name="T1">which s</text:span>chedules <text:span text:style-name="T1">the thread following it own internal procedures</text:span>. </text:p>
      <text:p text:style-name="P2"/>
      <text:p text:style-name="P2">Suppose you have two routines, on one hand the first writes on variable x and, on the other hand, the second one prints x value in <text:span text:style-name="T1">terminal</text:span>. The <text:span text:style-name="T1">routines are not following a sequential order, following this idea the second routine can execute several times before the first one does and then many combinations can also happen.</text:span></text:p>
      <text:p text:style-name="P3"/>
      <text:p text:style-name="P3">Golang allows you to check race conditions by using:</text:p>
      <text:p text:style-name="P4">go run -race file.go</text:p>
      <text:p text:style-name="P5">Or you can force the program to run only in one thread, in this case you will have the output of sequential order (use time.Sleep to prevent main function finishes before the routines finish)</text:p>
      <text:p text:style-name="P4">GOMAXPROCS=1 go run file.g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5:42:00.100558664</meta:creation-date>
    <dc:date>2020-03-29T17:27:31.211721331</dc:date>
    <meta:editing-duration>PT9M30S</meta:editing-duration>
    <meta:editing-cycles>1</meta:editing-cycles>
    <meta:document-statistic meta:table-count="0" meta:image-count="0" meta:object-count="0" meta:page-count="1" meta:paragraph-count="8" meta:word-count="188" meta:character-count="1119" meta:non-whitespace-character-count="938"/>
    <meta:generator>LibreOffice/6.0.7.3$Linux_X86_64 LibreOffice_project/00m0$Build-3</meta:generator>
  </office:meta>
</office:document-meta>
</file>